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0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1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66.03pt" svg:height="430.87pt" svg:x="757.9pt" svg:y="347.67pt">
            <draw:object draw:notify-on-update-of-ranges="Sheet1.J23:Sheet1.J25 Sheet1.K23:Sheet1.K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47.81pt" svg:height="436.65pt" svg:x="1569.63pt" svg:y="742.45pt">
            <draw:object draw:notify-on-update-of-ranges="Sheet1.Q65:Sheet1.R68 Sheet1.S64:Sheet1.S64 Sheet1.S65:Sheet1.S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837.01pt" svg:height="470.78pt" svg:x="1244.44pt" svg:y="1299.91pt">
            <draw:object draw:notify-on-update-of-ranges="Sheet1.K98:Sheet1.K99 Sheet1.L98:Sheet1.L99" xlink:href="./Object 3" xlink:type="simple" xlink:show="embed" xlink:actuate="onLoad">
              <loext:p text:style-name="P2">=aver</loext:p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97.05pt" svg:height="448.3pt" svg:x="100.46pt" svg:y="1587.17pt">
            <draw:object draw:notify-on-update-of-ranges="Sheet1.L126:Sheet1.L128 Sheet1.M126:Sheet1.M1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item_count_first.zip</text:p>
          </table:table-cell>
          <table:table-cell office:value-type="float" office:value="1" calcext:value-type="float">
            <text:p>1</text:p>
          </table:table-cell>
          <table:table-cell office:value-type="float" office:value="1.112" calcext:value-type="float">
            <text:p>1.112</text:p>
          </table:table-cell>
          <table:table-cell office:value-type="float" office:value="69.468" calcext:value-type="float">
            <text:p>69.468</text:p>
          </table:table-cell>
          <table:table-cell office:value-type="float" office:value="3.727" calcext:value-type="float">
            <text:p>3.727</text:p>
          </table:table-cell>
          <table:table-cell office:value-type="float" office:value="3.094" calcext:value-type="float">
            <text:p>3.094</text:p>
          </table:table-cell>
          <table:table-cell office:value-type="float" office:value="159.942" calcext:value-type="float">
            <text:p>159.942</text:p>
          </table:table-cell>
          <table:table-cell office:value-type="float" office:value="18234" calcext:value-type="float">
            <text:p>18234</text:p>
          </table:table-cell>
          <table:table-cell office:value-type="float" office:value="67953.129" calcext:value-type="float">
            <text:p>67953.129</text:p>
          </table:table-cell>
          <table:table-cell office:value-type="float" office:value="268.3" calcext:value-type="float">
            <text:p>268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item_count_first.zip</text:p>
          </table:table-cell>
          <table:table-cell office:value-type="float" office:value="2" calcext:value-type="float">
            <text:p>2</text:p>
          </table:table-cell>
          <table:table-cell office:value-type="float" office:value="1.025" calcext:value-type="float">
            <text:p>1.025</text:p>
          </table:table-cell>
          <table:table-cell office:value-type="float" office:value="69.198" calcext:value-type="float">
            <text:p>69.198</text:p>
          </table:table-cell>
          <table:table-cell office:value-type="float" office:value="3.717" calcext:value-type="float">
            <text:p>3.717</text:p>
          </table:table-cell>
          <table:table-cell office:value-type="float" office:value="3.081" calcext:value-type="float">
            <text:p>3.081</text:p>
          </table:table-cell>
          <table:table-cell office:value-type="float" office:value="159.341" calcext:value-type="float">
            <text:p>159.341</text:p>
          </table:table-cell>
          <table:table-cell office:value-type="float" office:value="18234" calcext:value-type="float">
            <text:p>18234</text:p>
          </table:table-cell>
          <table:table-cell office:value-type="float" office:value="67781.953" calcext:value-type="float">
            <text:p>67781.95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item_count_first.zip</text:p>
          </table:table-cell>
          <table:table-cell office:value-type="float" office:value="3" calcext:value-type="float">
            <text:p>3</text:p>
          </table:table-cell>
          <table:table-cell office:value-type="float" office:value="1.032" calcext:value-type="float">
            <text:p>1.032</text:p>
          </table:table-cell>
          <table:table-cell office:value-type="float" office:value="69.263" calcext:value-type="float">
            <text:p>69.263</text:p>
          </table:table-cell>
          <table:table-cell office:value-type="float" office:value="3.721" calcext:value-type="float">
            <text:p>3.721</text:p>
          </table:table-cell>
          <table:table-cell office:value-type="float" office:value="3.081" calcext:value-type="float">
            <text:p>3.081</text:p>
          </table:table-cell>
          <table:table-cell office:value-type="float" office:value="159.406" calcext:value-type="float">
            <text:p>159.406</text:p>
          </table:table-cell>
          <table:table-cell office:value-type="float" office:value="18234" calcext:value-type="float">
            <text:p>18234</text:p>
          </table:table-cell>
          <table:table-cell office:value-type="float" office:value="67840.237" calcext:value-type="float">
            <text:p>67840.237</text:p>
          </table:table-cell>
          <table:table-cell office:value-type="float" office:value="268.7" calcext:value-type="float">
            <text:p>268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time_passed_first.zip</text:p>
          </table:table-cell>
          <table:table-cell office:value-type="float" office:value="1" calcext:value-type="float">
            <text:p>1</text:p>
          </table:table-cell>
          <table:table-cell office:value-type="float" office:value="1.029" calcext:value-type="float">
            <text:p>1.029</text:p>
          </table:table-cell>
          <table:table-cell office:value-type="float" office:value="29.183" calcext:value-type="float">
            <text:p>29.183</text:p>
          </table:table-cell>
          <table:table-cell office:value-type="float" office:value="1.523" calcext:value-type="float">
            <text:p>1.523</text:p>
          </table:table-cell>
          <table:table-cell office:value-type="float" office:value="0.798" calcext:value-type="float">
            <text:p>0.798</text:p>
          </table:table-cell>
          <table:table-cell office:value-type="float" office:value="158.933" calcext:value-type="float">
            <text:p>158.933</text:p>
          </table:table-cell>
          <table:table-cell office:value-type="float" office:value="18234" calcext:value-type="float">
            <text:p>18234</text:p>
          </table:table-cell>
          <table:table-cell office:value-type="float" office:value="27761.603" calcext:value-type="float">
            <text:p>27761.603</text:p>
          </table:table-cell>
          <table:table-cell office:value-type="float" office:value="656.8" calcext:value-type="float">
            <text:p>656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time_passed_first.zip</text:p>
          </table:table-cell>
          <table:table-cell office:value-type="float" office:value="2" calcext:value-type="float">
            <text:p>2</text:p>
          </table:table-cell>
          <table:table-cell office:value-type="float" office:value="1.025" calcext:value-type="float">
            <text:p>1.025</text:p>
          </table:table-cell>
          <table:table-cell office:value-type="float" office:value="29.111" calcext:value-type="float">
            <text:p>29.111</text:p>
          </table:table-cell>
          <table:table-cell office:value-type="float" office:value="1.519" calcext:value-type="float">
            <text:p>1.519</text:p>
          </table:table-cell>
          <table:table-cell office:value-type="float" office:value="0.795" calcext:value-type="float">
            <text:p>0.795</text:p>
          </table:table-cell>
          <table:table-cell office:value-type="float" office:value="158.568" calcext:value-type="float">
            <text:p>158.568</text:p>
          </table:table-cell>
          <table:table-cell office:value-type="float" office:value="18234" calcext:value-type="float">
            <text:p>18234</text:p>
          </table:table-cell>
          <table:table-cell office:value-type="float" office:value="27694.976" calcext:value-type="float">
            <text:p>27694.976</text:p>
          </table:table-cell>
          <table:table-cell office:value-type="float" office:value="658.3" calcext:value-type="float">
            <text:p>658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time_passed_first.zip</text:p>
          </table:table-cell>
          <table:table-cell office:value-type="float" office:value="3" calcext:value-type="float">
            <text:p>3</text:p>
          </table:table-cell>
          <table:table-cell office:value-type="float" office:value="1.023" calcext:value-type="float">
            <text:p>1.023</text:p>
          </table:table-cell>
          <table:table-cell office:value-type="float" office:value="29.093" calcext:value-type="float">
            <text:p>29.093</text:p>
          </table:table-cell>
          <table:table-cell office:value-type="float" office:value="1.518" calcext:value-type="float">
            <text:p>1.518</text:p>
          </table:table-cell>
          <table:table-cell office:value-type="float" office:value="0.793" calcext:value-type="float">
            <text:p>0.793</text:p>
          </table:table-cell>
          <table:table-cell office:value-type="float" office:value="158.142" calcext:value-type="float">
            <text:p>158.142</text:p>
          </table:table-cell>
          <table:table-cell office:value-type="float" office:value="18234" calcext:value-type="float">
            <text:p>18234</text:p>
          </table:table-cell>
          <table:table-cell office:value-type="float" office:value="27680.875" calcext:value-type="float">
            <text:p>27680.875</text:p>
          </table:table-cell>
          <table:table-cell office:value-type="float" office:value="658.7" calcext:value-type="float">
            <text:p>658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time_passed.zip</text:p>
          </table:table-cell>
          <table:table-cell office:value-type="float" office:value="1" calcext:value-type="float">
            <text:p>1</text:p>
          </table:table-cell>
          <table:table-cell office:value-type="float" office:value="1.029" calcext:value-type="float">
            <text:p>1.029</text:p>
          </table:table-cell>
          <table:table-cell office:value-type="float" office:value="28.309" calcext:value-type="float">
            <text:p>28.309</text:p>
          </table:table-cell>
          <table:table-cell office:value-type="float" office:value="1.475" calcext:value-type="float">
            <text:p>1.475</text:p>
          </table:table-cell>
          <table:table-cell office:value-type="float" office:value="0.745" calcext:value-type="float">
            <text:p>0.745</text:p>
          </table:table-cell>
          <table:table-cell office:value-type="float" office:value="159.513" calcext:value-type="float">
            <text:p>159.513</text:p>
          </table:table-cell>
          <table:table-cell office:value-type="float" office:value="18234" calcext:value-type="float">
            <text:p>18234</text:p>
          </table:table-cell>
          <table:table-cell office:value-type="float" office:value="26888.363" calcext:value-type="float">
            <text:p>26888.363</text:p>
          </table:table-cell>
          <table:table-cell office:value-type="float" office:value="678.1" calcext:value-type="float">
            <text:p>678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time_passed.zip</text:p>
          </table:table-cell>
          <table:table-cell office:value-type="float" office:value="2" calcext:value-type="float">
            <text:p>2</text:p>
          </table:table-cell>
          <table:table-cell office:value-type="float" office:value="1.029" calcext:value-type="float">
            <text:p>1.029</text:p>
          </table:table-cell>
          <table:table-cell office:value-type="float" office:value="28.547" calcext:value-type="float">
            <text:p>28.547</text:p>
          </table:table-cell>
          <table:table-cell office:value-type="float" office:value="1.488" calcext:value-type="float">
            <text:p>1.488</text:p>
          </table:table-cell>
          <table:table-cell office:value-type="float" office:value="0.755" calcext:value-type="float">
            <text:p>0.755</text:p>
          </table:table-cell>
          <table:table-cell office:value-type="float" office:value="158.432" calcext:value-type="float">
            <text:p>158.432</text:p>
          </table:table-cell>
          <table:table-cell office:value-type="float" office:value="18234" calcext:value-type="float">
            <text:p>18234</text:p>
          </table:table-cell>
          <table:table-cell office:value-type="float" office:value="27125.202" calcext:value-type="float">
            <text:p>27125.202</text:p>
          </table:table-cell>
          <table:table-cell office:value-type="float" office:value="672.2" calcext:value-type="float">
            <text:p>672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time_passed.zip</text:p>
          </table:table-cell>
          <table:table-cell office:value-type="float" office:value="3" calcext:value-type="float">
            <text:p>3</text:p>
          </table:table-cell>
          <table:table-cell office:value-type="float" office:value="1.023" calcext:value-type="float">
            <text:p>1.023</text:p>
          </table:table-cell>
          <table:table-cell office:value-type="float" office:value="28.258" calcext:value-type="float">
            <text:p>28.258</text:p>
          </table:table-cell>
          <table:table-cell office:value-type="float" office:value="1.472" calcext:value-type="float">
            <text:p>1.472</text:p>
          </table:table-cell>
          <table:table-cell office:value-type="float" office:value="0.75" calcext:value-type="float">
            <text:p>0.75</text:p>
          </table:table-cell>
          <table:table-cell office:value-type="float" office:value="158.186" calcext:value-type="float">
            <text:p>158.186</text:p>
          </table:table-cell>
          <table:table-cell office:value-type="float" office:value="18234" calcext:value-type="float">
            <text:p>18234</text:p>
          </table:table-cell>
          <table:table-cell office:value-type="float" office:value="26843.59" calcext:value-type="float">
            <text:p>26843.59</text:p>
          </table:table-cell>
          <table:table-cell office:value-type="float" office:value="679.2" calcext:value-type="float">
            <text:p>679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 table:number-rows-repeated="12"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Time passed</text:p>
          </table:table-cell>
          <table:table-cell table:style-name="ce1" office:value-type="float" office:value="1.47833333333333" calcext:value-type="float">
            <text:p>1.47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Time passed AND Item count</text:p>
          </table:table-cell>
          <table:table-cell table:style-name="ce1" office:value-type="float" office:value="1.52" calcext:value-type="float">
            <text:p>1.520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Item count AND Time passed</text:p>
          </table:table-cell>
          <table:table-cell table:style-name="ce1" office:value-type="float" office:value="3.72166666666667" calcext:value-type="float">
            <text:p>3.722</text:p>
          </table:table-cell>
          <table:table-cell table:number-columns-repeated="8"/>
        </table:table-row>
        <table:table-row table:style-name="ro1" table:number-rows-repeated="38">
          <table:table-cell table:number-columns-repeated="19"/>
        </table:table-row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4"/>
          <table:table-cell office:value-type="string" calcext:value-type="string">
            <text:p>Condition</text:p>
          </table:table-cell>
          <table:table-cell office:value-type="string" calcext:value-type="string">
            <text:p>Wagons type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test-000030.fluid_count.cargo_wagons.zip</text:p>
          </table:table-cell>
          <table:table-cell office:value-type="float" office:value="1" calcext:value-type="float">
            <text:p>1</text:p>
          </table:table-cell>
          <table:table-cell office:value-type="float" office:value="1.122" calcext:value-type="float">
            <text:p>1.122</text:p>
          </table:table-cell>
          <table:table-cell office:value-type="float" office:value="37.268" calcext:value-type="float">
            <text:p>37.268</text:p>
          </table:table-cell>
          <table:table-cell office:value-type="float" office:value="1.961" calcext:value-type="float">
            <text:p>1.961</text:p>
          </table:table-cell>
          <table:table-cell office:value-type="float" office:value="1.244" calcext:value-type="float">
            <text:p>1.244</text:p>
          </table:table-cell>
          <table:table-cell office:value-type="float" office:value="18.226" calcext:value-type="float">
            <text:p>18.226</text:p>
          </table:table-cell>
          <table:table-cell office:value-type="float" office:value="18234" calcext:value-type="float">
            <text:p>18234</text:p>
          </table:table-cell>
          <table:table-cell office:value-type="float" office:value="35751.347" calcext:value-type="float">
            <text:p>35751.34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E65:.E67])" office:value-type="float" office:value="1.965" calcext:value-type="float">
            <text:p>1.965</text:p>
          </table:table-cell>
          <table:table-cell table:number-columns-repeated="2"/>
          <table:table-cell office:value-type="string" calcext:value-type="string">
            <text:p>Fluid</text:p>
          </table:table-cell>
          <table:table-cell office:value-type="string" calcext:value-type="string">
            <text:p>Cargo</text:p>
          </table:table-cell>
          <table:table-cell table:style-name="ce1" office:value-type="float" office:value="1.965" calcext:value-type="float">
            <text:p>1.965</text:p>
          </table:table-cell>
        </table:table-row>
        <table:table-row table:style-name="ro1">
          <table:table-cell office:value-type="string" calcext:value-type="string">
            <text:p>test-000030.fluid_count.cargo_wagons.zip</text:p>
          </table:table-cell>
          <table:table-cell office:value-type="float" office:value="2" calcext:value-type="float">
            <text:p>2</text:p>
          </table:table-cell>
          <table:table-cell office:value-type="float" office:value="1.029" calcext:value-type="float">
            <text:p>1.029</text:p>
          </table:table-cell>
          <table:table-cell office:value-type="float" office:value="37.481" calcext:value-type="float">
            <text:p>37.481</text:p>
          </table:table-cell>
          <table:table-cell office:value-type="float" office:value="1.978" calcext:value-type="float">
            <text:p>1.978</text:p>
          </table:table-cell>
          <table:table-cell office:value-type="float" office:value="1.254" calcext:value-type="float">
            <text:p>1.254</text:p>
          </table:table-cell>
          <table:table-cell office:value-type="float" office:value="18.589" calcext:value-type="float">
            <text:p>18.589</text:p>
          </table:table-cell>
          <table:table-cell office:value-type="float" office:value="18234" calcext:value-type="float">
            <text:p>18234</text:p>
          </table:table-cell>
          <table:table-cell office:value-type="float" office:value="36060.485" calcext:value-type="float">
            <text:p>36060.485</text:p>
          </table:table-cell>
          <table:table-cell office:value-type="float" office:value="505.6" calcext:value-type="float">
            <text:p>505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office:value-type="string" calcext:value-type="string">
            <text:p>Fluid</text:p>
          </table:table-cell>
          <table:table-cell table:style-name="ce1" office:value-type="float" office:value="2.067" calcext:value-type="float">
            <text:p>2.067</text:p>
          </table:table-cell>
        </table:table-row>
        <table:table-row table:style-name="ro1">
          <table:table-cell office:value-type="string" calcext:value-type="string">
            <text:p>test-000030.fluid_count.cargo_wagons.zip</text:p>
          </table:table-cell>
          <table:table-cell office:value-type="float" office:value="3" calcext:value-type="float">
            <text:p>3</text:p>
          </table:table-cell>
          <table:table-cell office:value-type="float" office:value="1.027" calcext:value-type="float">
            <text:p>1.027</text:p>
          </table:table-cell>
          <table:table-cell office:value-type="float" office:value="37.085" calcext:value-type="float">
            <text:p>37.085</text:p>
          </table:table-cell>
          <table:table-cell office:value-type="float" office:value="1.956" calcext:value-type="float">
            <text:p>1.956</text:p>
          </table:table-cell>
          <table:table-cell office:value-type="float" office:value="1.24" calcext:value-type="float">
            <text:p>1.24</text:p>
          </table:table-cell>
          <table:table-cell office:value-type="float" office:value="19.055" calcext:value-type="float">
            <text:p>19.055</text:p>
          </table:table-cell>
          <table:table-cell office:value-type="float" office:value="18234" calcext:value-type="float">
            <text:p>18234</text:p>
          </table:table-cell>
          <table:table-cell office:value-type="float" office:value="35667.833" calcext:value-type="float">
            <text:p>35667.833</text:p>
          </table:table-cell>
          <table:table-cell office:value-type="float" office:value="511.2" calcext:value-type="float">
            <text:p>511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  <table:table-cell office:value-type="string" calcext:value-type="string">
            <text:p>Item</text:p>
          </table:table-cell>
          <table:table-cell office:value-type="string" calcext:value-type="string">
            <text:p>Fluid</text:p>
          </table:table-cell>
          <table:table-cell table:style-name="ce1" office:value-type="float" office:value="2.024" calcext:value-type="float">
            <text:p>2.024</text:p>
          </table:table-cell>
        </table:table-row>
        <table:table-row table:style-name="ro1">
          <table:table-cell office:value-type="string" calcext:value-type="string">
            <text:p>test-000030.fluid_count.fluid_wagons.zip</text:p>
          </table:table-cell>
          <table:table-cell office:value-type="float" office:value="1" calcext:value-type="float">
            <text:p>1</text:p>
          </table:table-cell>
          <table:table-cell office:value-type="float" office:value="1.018" calcext:value-type="float">
            <text:p>1.018</text:p>
          </table:table-cell>
          <table:table-cell office:value-type="float" office:value="39.172" calcext:value-type="float">
            <text:p>39.172</text:p>
          </table:table-cell>
          <table:table-cell office:value-type="float" office:value="2.072" calcext:value-type="float">
            <text:p>2.072</text:p>
          </table:table-cell>
          <table:table-cell office:value-type="float" office:value="1.275" calcext:value-type="float">
            <text:p>1.275</text:p>
          </table:table-cell>
          <table:table-cell office:value-type="float" office:value="159.065" calcext:value-type="float">
            <text:p>159.065</text:p>
          </table:table-cell>
          <table:table-cell office:value-type="float" office:value="18234" calcext:value-type="float">
            <text:p>18234</text:p>
          </table:table-cell>
          <table:table-cell office:value-type="float" office:value="37781.872" calcext:value-type="float">
            <text:p>37781.872</text:p>
          </table:table-cell>
          <table:table-cell office:value-type="float" office:value="482.6" calcext:value-type="float">
            <text:p>482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E68:.E70])" office:value-type="float" office:value="2.067" calcext:value-type="float">
            <text:p>2.067</text:p>
          </table:table-cell>
          <table:table-cell table:number-columns-repeated="3"/>
          <table:table-cell office:value-type="string" calcext:value-type="string">
            <text:p>Cargo</text:p>
          </table:table-cell>
          <table:table-cell table:style-name="ce1" office:value-type="float" office:value="3.75133333333333" calcext:value-type="float">
            <text:p>3.751</text:p>
          </table:table-cell>
        </table:table-row>
        <table:table-row table:style-name="ro1">
          <table:table-cell office:value-type="string" calcext:value-type="string">
            <text:p>test-000030.fluid_count.fluid_wagons.zip</text:p>
          </table:table-cell>
          <table:table-cell office:value-type="float" office:value="2" calcext:value-type="float">
            <text:p>2</text:p>
          </table:table-cell>
          <table:table-cell office:value-type="float" office:value="1.019" calcext:value-type="float">
            <text:p>1.019</text:p>
          </table:table-cell>
          <table:table-cell office:value-type="float" office:value="38.966" calcext:value-type="float">
            <text:p>38.966</text:p>
          </table:table-cell>
          <table:table-cell office:value-type="float" office:value="2.061" calcext:value-type="float">
            <text:p>2.061</text:p>
          </table:table-cell>
          <table:table-cell office:value-type="float" office:value="1.258" calcext:value-type="float">
            <text:p>1.258</text:p>
          </table:table-cell>
          <table:table-cell office:value-type="float" office:value="158.439" calcext:value-type="float">
            <text:p>158.439</text:p>
          </table:table-cell>
          <table:table-cell office:value-type="float" office:value="18234" calcext:value-type="float">
            <text:p>18234</text:p>
          </table:table-cell>
          <table:table-cell office:value-type="float" office:value="37572.574" calcext:value-type="float">
            <text:p>37572.574</text:p>
          </table:table-cell>
          <table:table-cell office:value-type="float" office:value="485.3" calcext:value-type="float">
            <text:p>485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fluid_count.fluid_wagons.zip</text:p>
          </table:table-cell>
          <table:table-cell office:value-type="float" office:value="3" calcext:value-type="float">
            <text:p>3</text:p>
          </table:table-cell>
          <table:table-cell office:value-type="float" office:value="1.026" calcext:value-type="float">
            <text:p>1.026</text:p>
          </table:table-cell>
          <table:table-cell office:value-type="float" office:value="39.111" calcext:value-type="float">
            <text:p>39.111</text:p>
          </table:table-cell>
          <table:table-cell office:value-type="float" office:value="2.068" calcext:value-type="float">
            <text:p>2.068</text:p>
          </table:table-cell>
          <table:table-cell office:value-type="float" office:value="1.364" calcext:value-type="float">
            <text:p>1.364</text:p>
          </table:table-cell>
          <table:table-cell office:value-type="float" office:value="158.691" calcext:value-type="float">
            <text:p>158.691</text:p>
          </table:table-cell>
          <table:table-cell office:value-type="float" office:value="18234" calcext:value-type="float">
            <text:p>18234</text:p>
          </table:table-cell>
          <table:table-cell office:value-type="float" office:value="37709.601" calcext:value-type="float">
            <text:p>37709.601</text:p>
          </table:table-cell>
          <table:table-cell office:value-type="float" office:value="483.5" calcext:value-type="float">
            <text:p>483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item_count_first.fluid_wagons.zip</text:p>
          </table:table-cell>
          <table:table-cell office:value-type="float" office:value="1" calcext:value-type="float">
            <text:p>1</text:p>
          </table:table-cell>
          <table:table-cell office:value-type="float" office:value="1.019" calcext:value-type="float">
            <text:p>1.019</text:p>
          </table:table-cell>
          <table:table-cell office:value-type="float" office:value="38.139" calcext:value-type="float">
            <text:p>38.139</text:p>
          </table:table-cell>
          <table:table-cell office:value-type="float" office:value="2.013" calcext:value-type="float">
            <text:p>2.013</text:p>
          </table:table-cell>
          <table:table-cell office:value-type="float" office:value="1.311" calcext:value-type="float">
            <text:p>1.311</text:p>
          </table:table-cell>
          <table:table-cell office:value-type="float" office:value="158.736" calcext:value-type="float">
            <text:p>158.736</text:p>
          </table:table-cell>
          <table:table-cell office:value-type="float" office:value="18234" calcext:value-type="float">
            <text:p>18234</text:p>
          </table:table-cell>
          <table:table-cell office:value-type="float" office:value="36708.456" calcext:value-type="float">
            <text:p>36708.456</text:p>
          </table:table-cell>
          <table:table-cell office:value-type="float" office:value="496.7" calcext:value-type="float">
            <text:p>496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E71:.E73])" office:value-type="float" office:value="2.024" calcext:value-type="float">
            <text:p>2.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30.item_count_first.fluid_wagons.zip</text:p>
          </table:table-cell>
          <table:table-cell office:value-type="float" office:value="2" calcext:value-type="float">
            <text:p>2</text:p>
          </table:table-cell>
          <table:table-cell office:value-type="float" office:value="1.021" calcext:value-type="float">
            <text:p>1.021</text:p>
          </table:table-cell>
          <table:table-cell office:value-type="float" office:value="38.435" calcext:value-type="float">
            <text:p>38.435</text:p>
          </table:table-cell>
          <table:table-cell office:value-type="float" office:value="2.029" calcext:value-type="float">
            <text:p>2.029</text:p>
          </table:table-cell>
          <table:table-cell office:value-type="float" office:value="1.32" calcext:value-type="float">
            <text:p>1.32</text:p>
          </table:table-cell>
          <table:table-cell office:value-type="float" office:value="159.873" calcext:value-type="float">
            <text:p>159.873</text:p>
          </table:table-cell>
          <table:table-cell office:value-type="float" office:value="18234" calcext:value-type="float">
            <text:p>18234</text:p>
          </table:table-cell>
          <table:table-cell office:value-type="float" office:value="37001.346" calcext:value-type="float">
            <text:p>37001.346</text:p>
          </table:table-cell>
          <table:table-cell office:value-type="float" office:value="492.7" calcext:value-type="float">
            <text:p>492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item_count_first.fluid_wagons.zip</text:p>
          </table:table-cell>
          <table:table-cell office:value-type="float" office:value="3" calcext:value-type="float">
            <text:p>3</text:p>
          </table:table-cell>
          <table:table-cell office:value-type="float" office:value="1.022" calcext:value-type="float">
            <text:p>1.022</text:p>
          </table:table-cell>
          <table:table-cell office:value-type="float" office:value="38.44" calcext:value-type="float">
            <text:p>38.44</text:p>
          </table:table-cell>
          <table:table-cell office:value-type="float" office:value="2.03" calcext:value-type="float">
            <text:p>2.03</text:p>
          </table:table-cell>
          <table:table-cell office:value-type="float" office:value="1.32" calcext:value-type="float">
            <text:p>1.32</text:p>
          </table:table-cell>
          <table:table-cell office:value-type="float" office:value="158.779" calcext:value-type="float">
            <text:p>158.779</text:p>
          </table:table-cell>
          <table:table-cell office:value-type="float" office:value="18234" calcext:value-type="float">
            <text:p>18234</text:p>
          </table:table-cell>
          <table:table-cell office:value-type="float" office:value="37007.732" calcext:value-type="float">
            <text:p>37007.732</text:p>
          </table:table-cell>
          <table:table-cell office:value-type="float" office:value="492.7" calcext:value-type="float">
            <text:p>492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item_count_first.zip</text:p>
          </table:table-cell>
          <table:table-cell office:value-type="float" office:value="1" calcext:value-type="float">
            <text:p>1</text:p>
          </table:table-cell>
          <table:table-cell office:value-type="float" office:value="1.033" calcext:value-type="float">
            <text:p>1.033</text:p>
          </table:table-cell>
          <table:table-cell office:value-type="float" office:value="69.715" calcext:value-type="float">
            <text:p>69.715</text:p>
          </table:table-cell>
          <table:table-cell office:value-type="float" office:value="3.745" calcext:value-type="float">
            <text:p>3.745</text:p>
          </table:table-cell>
          <table:table-cell office:value-type="float" office:value="3.128" calcext:value-type="float">
            <text:p>3.128</text:p>
          </table:table-cell>
          <table:table-cell office:value-type="float" office:value="159.355" calcext:value-type="float">
            <text:p>159.355</text:p>
          </table:table-cell>
          <table:table-cell office:value-type="float" office:value="18234" calcext:value-type="float">
            <text:p>18234</text:p>
          </table:table-cell>
          <table:table-cell office:value-type="float" office:value="68287.013" calcext:value-type="float">
            <text:p>68287.01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E74:.E76])" office:value-type="float" office:value="3.75133333333333" calcext:value-type="float">
            <text:p>3.751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30.item_count_first.zip</text:p>
          </table:table-cell>
          <table:table-cell office:value-type="float" office:value="2" calcext:value-type="float">
            <text:p>2</text:p>
          </table:table-cell>
          <table:table-cell office:value-type="float" office:value="1.025" calcext:value-type="float">
            <text:p>1.025</text:p>
          </table:table-cell>
          <table:table-cell office:value-type="float" office:value="69.685" calcext:value-type="float">
            <text:p>69.685</text:p>
          </table:table-cell>
          <table:table-cell office:value-type="float" office:value="3.744" calcext:value-type="float">
            <text:p>3.744</text:p>
          </table:table-cell>
          <table:table-cell office:value-type="float" office:value="3.12" calcext:value-type="float">
            <text:p>3.12</text:p>
          </table:table-cell>
          <table:table-cell office:value-type="float" office:value="160.721" calcext:value-type="float">
            <text:p>160.721</text:p>
          </table:table-cell>
          <table:table-cell office:value-type="float" office:value="18234" calcext:value-type="float">
            <text:p>18234</text:p>
          </table:table-cell>
          <table:table-cell office:value-type="float" office:value="68268.659" calcext:value-type="float">
            <text:p>68268.65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item_count_first.zip</text:p>
          </table:table-cell>
          <table:table-cell office:value-type="float" office:value="3" calcext:value-type="float">
            <text:p>3</text:p>
          </table:table-cell>
          <table:table-cell office:value-type="float" office:value="1.034" calcext:value-type="float">
            <text:p>1.034</text:p>
          </table:table-cell>
          <table:table-cell office:value-type="float" office:value="70.069" calcext:value-type="float">
            <text:p>70.069</text:p>
          </table:table-cell>
          <table:table-cell office:value-type="float" office:value="3.765" calcext:value-type="float">
            <text:p>3.765</text:p>
          </table:table-cell>
          <table:table-cell office:value-type="float" office:value="3.123" calcext:value-type="float">
            <text:p>3.123</text:p>
          </table:table-cell>
          <table:table-cell office:value-type="float" office:value="159.591" calcext:value-type="float">
            <text:p>159.591</text:p>
          </table:table-cell>
          <table:table-cell office:value-type="float" office:value="18234" calcext:value-type="float">
            <text:p>18234</text:p>
          </table:table-cell>
          <table:table-cell office:value-type="float" office:value="68644.128" calcext:value-type="float">
            <text:p>68644.128</text:p>
          </table:table-cell>
          <table:table-cell office:value-type="float" office:value="265.6" calcext:value-type="float">
            <text:p>265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time_passed_first.zip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29.451" calcext:value-type="float">
            <text:p>29.451</text:p>
          </table:table-cell>
          <table:table-cell office:value-type="float" office:value="1.537" calcext:value-type="float">
            <text:p>1.537</text:p>
          </table:table-cell>
          <table:table-cell office:value-type="float" office:value="0.81" calcext:value-type="float">
            <text:p>0.81</text:p>
          </table:table-cell>
          <table:table-cell office:value-type="float" office:value="159.39" calcext:value-type="float">
            <text:p>159.39</text:p>
          </table:table-cell>
          <table:table-cell office:value-type="float" office:value="18234" calcext:value-type="float">
            <text:p>18234</text:p>
          </table:table-cell>
          <table:table-cell office:value-type="float" office:value="28025.725" calcext:value-type="float">
            <text:p>28025.725</text:p>
          </table:table-cell>
          <table:table-cell office:value-type="float" office:value="650.6" calcext:value-type="float">
            <text:p>650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E77:.E79])" office:value-type="float" office:value="1.527" calcext:value-type="float">
            <text:p>1.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30.time_passed_first.zip</text:p>
          </table:table-cell>
          <table:table-cell office:value-type="float" office:value="2" calcext:value-type="float">
            <text:p>2</text:p>
          </table:table-cell>
          <table:table-cell office:value-type="float" office:value="1.022" calcext:value-type="float">
            <text:p>1.022</text:p>
          </table:table-cell>
          <table:table-cell office:value-type="float" office:value="29.137" calcext:value-type="float">
            <text:p>29.137</text:p>
          </table:table-cell>
          <table:table-cell office:value-type="float" office:value="1.52" calcext:value-type="float">
            <text:p>1.52</text:p>
          </table:table-cell>
          <table:table-cell office:value-type="float" office:value="0.8" calcext:value-type="float">
            <text:p>0.8</text:p>
          </table:table-cell>
          <table:table-cell office:value-type="float" office:value="158.167" calcext:value-type="float">
            <text:p>158.167</text:p>
          </table:table-cell>
          <table:table-cell office:value-type="float" office:value="18234" calcext:value-type="float">
            <text:p>18234</text:p>
          </table:table-cell>
          <table:table-cell office:value-type="float" office:value="27722.162" calcext:value-type="float">
            <text:p>27722.162</text:p>
          </table:table-cell>
          <table:table-cell office:value-type="float" office:value="657.7" calcext:value-type="float">
            <text:p>657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time_passed_first.zip</text:p>
          </table:table-cell>
          <table:table-cell office:value-type="float" office:value="3" calcext:value-type="float">
            <text:p>3</text:p>
          </table:table-cell>
          <table:table-cell office:value-type="float" office:value="1.022" calcext:value-type="float">
            <text:p>1.022</text:p>
          </table:table-cell>
          <table:table-cell office:value-type="float" office:value="29.194" calcext:value-type="float">
            <text:p>29.194</text:p>
          </table:table-cell>
          <table:table-cell office:value-type="float" office:value="1.524" calcext:value-type="float">
            <text:p>1.524</text:p>
          </table:table-cell>
          <table:table-cell office:value-type="float" office:value="0.799" calcext:value-type="float">
            <text:p>0.799</text:p>
          </table:table-cell>
          <table:table-cell office:value-type="float" office:value="158.135" calcext:value-type="float">
            <text:p>158.135</text:p>
          </table:table-cell>
          <table:table-cell office:value-type="float" office:value="18234" calcext:value-type="float">
            <text:p>18234</text:p>
          </table:table-cell>
          <table:table-cell office:value-type="float" office:value="27780.325" calcext:value-type="float">
            <text:p>27780.325</text:p>
          </table:table-cell>
          <table:table-cell office:value-type="float" office:value="656.3" calcext:value-type="float">
            <text:p>656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time_passed.zip</text:p>
          </table:table-cell>
          <table:table-cell office:value-type="float" office:value="1" calcext:value-type="float">
            <text:p>1</text:p>
          </table:table-cell>
          <table:table-cell office:value-type="float" office:value="1.029" calcext:value-type="float">
            <text:p>1.029</text:p>
          </table:table-cell>
          <table:table-cell office:value-type="float" office:value="28.53" calcext:value-type="float">
            <text:p>28.53</text:p>
          </table:table-cell>
          <table:table-cell office:value-type="float" office:value="1.487" calcext:value-type="float">
            <text:p>1.487</text:p>
          </table:table-cell>
          <table:table-cell office:value-type="float" office:value="0.753" calcext:value-type="float">
            <text:p>0.753</text:p>
          </table:table-cell>
          <table:table-cell office:value-type="float" office:value="159.154" calcext:value-type="float">
            <text:p>159.154</text:p>
          </table:table-cell>
          <table:table-cell office:value-type="float" office:value="18234" calcext:value-type="float">
            <text:p>18234</text:p>
          </table:table-cell>
          <table:table-cell office:value-type="float" office:value="27108.554" calcext:value-type="float">
            <text:p>27108.554</text:p>
          </table:table-cell>
          <table:table-cell office:value-type="float" office:value="672.6" calcext:value-type="float">
            <text:p>672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E80:.E82])" office:value-type="float" office:value="1.47766666666667" calcext:value-type="float">
            <text:p>1.477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30.time_passed.zip</text:p>
          </table:table-cell>
          <table:table-cell office:value-type="float" office:value="2" calcext:value-type="float">
            <text:p>2</text:p>
          </table:table-cell>
          <table:table-cell office:value-type="float" office:value="1.024" calcext:value-type="float">
            <text:p>1.024</text:p>
          </table:table-cell>
          <table:table-cell office:value-type="float" office:value="28.265" calcext:value-type="float">
            <text:p>28.265</text:p>
          </table:table-cell>
          <table:table-cell office:value-type="float" office:value="1.473" calcext:value-type="float">
            <text:p>1.473</text:p>
          </table:table-cell>
          <table:table-cell office:value-type="float" office:value="0.753" calcext:value-type="float">
            <text:p>0.753</text:p>
          </table:table-cell>
          <table:table-cell office:value-type="float" office:value="158.235" calcext:value-type="float">
            <text:p>158.235</text:p>
          </table:table-cell>
          <table:table-cell office:value-type="float" office:value="18234" calcext:value-type="float">
            <text:p>18234</text:p>
          </table:table-cell>
          <table:table-cell office:value-type="float" office:value="26851.59" calcext:value-type="float">
            <text:p>26851.5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time_passed.zip</text:p>
          </table:table-cell>
          <table:table-cell office:value-type="float" office:value="3" calcext:value-type="float">
            <text:p>3</text:p>
          </table:table-cell>
          <table:table-cell office:value-type="float" office:value="1.023" calcext:value-type="float">
            <text:p>1.023</text:p>
          </table:table-cell>
          <table:table-cell office:value-type="float" office:value="28.275" calcext:value-type="float">
            <text:p>28.275</text:p>
          </table:table-cell>
          <table:table-cell office:value-type="float" office:value="1.473" calcext:value-type="float">
            <text:p>1.473</text:p>
          </table:table-cell>
          <table:table-cell office:value-type="float" office:value="0.754" calcext:value-type="float">
            <text:p>0.754</text:p>
          </table:table-cell>
          <table:table-cell office:value-type="float" office:value="158.074" calcext:value-type="float">
            <text:p>158.074</text:p>
          </table:table-cell>
          <table:table-cell office:value-type="float" office:value="18234" calcext:value-type="float">
            <text:p>18234</text:p>
          </table:table-cell>
          <table:table-cell office:value-type="float" office:value="26862.358" calcext:value-type="float">
            <text:p>26862.358</text:p>
          </table:table-cell>
          <table:table-cell office:value-type="float" office:value="678.7" calcext:value-type="float">
            <text:p>678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time_passed_first.long_wait.zip</text:p>
          </table:table-cell>
          <table:table-cell office:value-type="float" office:value="1" calcext:value-type="float">
            <text:p>1</text:p>
          </table:table-cell>
          <table:table-cell office:value-type="float" office:value="1.023" calcext:value-type="float">
            <text:p>1.023</text:p>
          </table:table-cell>
          <table:table-cell office:value-type="float" office:value="16.436" calcext:value-type="float">
            <text:p>16.436</text:p>
          </table:table-cell>
          <table:table-cell office:value-type="float" office:value="0.825" calcext:value-type="float">
            <text:p>0.825</text:p>
          </table:table-cell>
          <table:table-cell office:value-type="float" office:value="0.798" calcext:value-type="float">
            <text:p>0.798</text:p>
          </table:table-cell>
          <table:table-cell office:value-type="float" office:value="2.917" calcext:value-type="float">
            <text:p>2.917</text:p>
          </table:table-cell>
          <table:table-cell office:value-type="float" office:value="18234" calcext:value-type="float">
            <text:p>18234</text:p>
          </table:table-cell>
          <table:table-cell office:value-type="float" office:value="15041.329" calcext:value-type="float">
            <text:p>15041.329</text:p>
          </table:table-cell>
          <table:table-cell office:value-type="float" office:value="1212.2" calcext:value-type="float">
            <text:p>1212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E85:.E87])" office:value-type="float" office:value="0.827666666666667" calcext:value-type="float">
            <text:p>0.827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30.time_passed_first.long_wait.zip</text:p>
          </table:table-cell>
          <table:table-cell office:value-type="float" office:value="2" calcext:value-type="float">
            <text:p>2</text:p>
          </table:table-cell>
          <table:table-cell office:value-type="float" office:value="1.026" calcext:value-type="float">
            <text:p>1.026</text:p>
          </table:table-cell>
          <table:table-cell office:value-type="float" office:value="16.643" calcext:value-type="float">
            <text:p>16.643</text:p>
          </table:table-cell>
          <table:table-cell office:value-type="float" office:value="0.836" calcext:value-type="float">
            <text:p>0.836</text:p>
          </table:table-cell>
          <table:table-cell office:value-type="float" office:value="0.807" calcext:value-type="float">
            <text:p>0.807</text:p>
          </table:table-cell>
          <table:table-cell office:value-type="float" office:value="2.955" calcext:value-type="float">
            <text:p>2.955</text:p>
          </table:table-cell>
          <table:table-cell office:value-type="float" office:value="18234" calcext:value-type="float">
            <text:p>18234</text:p>
          </table:table-cell>
          <table:table-cell office:value-type="float" office:value="15241.65" calcext:value-type="float">
            <text:p>15241.65</text:p>
          </table:table-cell>
          <table:table-cell office:value-type="float" office:value="1196.3" calcext:value-type="float">
            <text:p>1196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time_passed_first.long_wait.zip</text:p>
          </table:table-cell>
          <table:table-cell office:value-type="float" office:value="3" calcext:value-type="float">
            <text:p>3</text:p>
          </table:table-cell>
          <table:table-cell office:value-type="float" office:value="1.025" calcext:value-type="float">
            <text:p>1.025</text:p>
          </table:table-cell>
          <table:table-cell office:value-type="float" office:value="16.391" calcext:value-type="float">
            <text:p>16.391</text:p>
          </table:table-cell>
          <table:table-cell office:value-type="float" office:value="0.822" calcext:value-type="float">
            <text:p>0.822</text:p>
          </table:table-cell>
          <table:table-cell office:value-type="float" office:value="0.796" calcext:value-type="float">
            <text:p>0.796</text:p>
          </table:table-cell>
          <table:table-cell office:value-type="float" office:value="2.927" calcext:value-type="float">
            <text:p>2.927</text:p>
          </table:table-cell>
          <table:table-cell office:value-type="float" office:value="18234" calcext:value-type="float">
            <text:p>18234</text:p>
          </table:table-cell>
          <table:table-cell office:value-type="float" office:value="14992.448" calcext:value-type="float">
            <text:p>14992.448</text:p>
          </table:table-cell>
          <table:table-cell office:value-type="float" office:value="1216.2" calcext:value-type="float">
            <text:p>1216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time_passed.long_wait.zip</text:p>
          </table:table-cell>
          <table:table-cell office:value-type="float" office:value="1" calcext:value-type="float">
            <text:p>1</text:p>
          </table:table-cell>
          <table:table-cell office:value-type="float" office:value="1.024" calcext:value-type="float">
            <text:p>1.024</text:p>
          </table:table-cell>
          <table:table-cell office:value-type="float" office:value="15.705" calcext:value-type="float">
            <text:p>15.70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58" calcext:value-type="float">
            <text:p>0.758</text:p>
          </table:table-cell>
          <table:table-cell office:value-type="float" office:value="2.897" calcext:value-type="float">
            <text:p>2.897</text:p>
          </table:table-cell>
          <table:table-cell office:value-type="float" office:value="18234" calcext:value-type="float">
            <text:p>18234</text:p>
          </table:table-cell>
          <table:table-cell office:value-type="float" office:value="14306.37" calcext:value-type="float">
            <text:p>14306.37</text:p>
          </table:table-cell>
          <table:table-cell office:value-type="float" office:value="1274.5" calcext:value-type="float">
            <text:p>1274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E88:.E90])" office:value-type="float" office:value="0.784333333333333" calcext:value-type="float">
            <text:p>0.784333333333333</text:p>
          </table:table-cell>
          <table:table-cell table:style-name="ce3" table:formula="of:=[.N88]/[.N85]" office:value-type="percentage" office:value="0.947643979057592" calcext:value-type="percentage">
            <text:p>94.7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30.time_passed.long_wait.zip</text:p>
          </table:table-cell>
          <table:table-cell office:value-type="float" office:value="2" calcext:value-type="float">
            <text:p>2</text:p>
          </table:table-cell>
          <table:table-cell office:value-type="float" office:value="1.025" calcext:value-type="float">
            <text:p>1.025</text:p>
          </table:table-cell>
          <table:table-cell office:value-type="float" office:value="15.702" calcext:value-type="float">
            <text:p>15.70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56" calcext:value-type="float">
            <text:p>0.756</text:p>
          </table:table-cell>
          <table:table-cell office:value-type="float" office:value="2.889" calcext:value-type="float">
            <text:p>2.889</text:p>
          </table:table-cell>
          <table:table-cell office:value-type="float" office:value="18234" calcext:value-type="float">
            <text:p>18234</text:p>
          </table:table-cell>
          <table:table-cell office:value-type="float" office:value="14302.289" calcext:value-type="float">
            <text:p>14302.289</text:p>
          </table:table-cell>
          <table:table-cell office:value-type="float" office:value="1274.9" calcext:value-type="float">
            <text:p>1274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time_passed.long_wait.zip</text:p>
          </table:table-cell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.02</text:p>
          </table:table-cell>
          <table:table-cell office:value-type="float" office:value="15.691" calcext:value-type="float">
            <text:p>15.69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56" calcext:value-type="float">
            <text:p>0.756</text:p>
          </table:table-cell>
          <table:table-cell office:value-type="float" office:value="2.879" calcext:value-type="float">
            <text:p>2.879</text:p>
          </table:table-cell>
          <table:table-cell office:value-type="float" office:value="18234" calcext:value-type="float">
            <text:p>18234</text:p>
          </table:table-cell>
          <table:table-cell office:value-type="float" office:value="14298.36" calcext:value-type="float">
            <text:p>14298.36</text:p>
          </table:table-cell>
          <table:table-cell office:value-type="float" office:value="1275.2" calcext:value-type="float">
            <text:p>1275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Time passed + Item count</text:p>
          </table:table-cell>
          <table:table-cell table:style-name="ce1" office:value-type="float" office:value="0.827666666666667" calcext:value-type="float">
            <text:p>0.82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Time passed</text:p>
          </table:table-cell>
          <table:table-cell table:style-name="ce1" office:value-type="float" office:value="0.784333333333333" calcext:value-type="float">
            <text:p>0.784</text:p>
          </table:table-cell>
          <table:table-cell table:number-columns-repeated="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inv_full_or_empty_ANDed.zip</text:p>
          </table:table-cell>
          <table:table-cell office:value-type="float" office:value="1" calcext:value-type="float">
            <text:p>1</text:p>
          </table:table-cell>
          <table:table-cell office:value-type="float" office:value="1.221" calcext:value-type="float">
            <text:p>1.221</text:p>
          </table:table-cell>
          <table:table-cell office:value-type="float" office:value="90.647" calcext:value-type="float">
            <text:p>90.647</text:p>
          </table:table-cell>
          <table:table-cell office:value-type="float" office:value="4.879" calcext:value-type="float">
            <text:p>4.879</text:p>
          </table:table-cell>
          <table:table-cell office:value-type="float" office:value="1.147" calcext:value-type="float">
            <text:p>1.147</text:p>
          </table:table-cell>
          <table:table-cell office:value-type="float" office:value="169.224" calcext:value-type="float">
            <text:p>169.224</text:p>
          </table:table-cell>
          <table:table-cell office:value-type="float" office:value="18234" calcext:value-type="float">
            <text:p>18234</text:p>
          </table:table-cell>
          <table:table-cell office:value-type="float" office:value="88955.248" calcext:value-type="float">
            <text:p>88955.248</text:p>
          </table:table-cell>
          <table:table-cell office:value-type="float" office:value="204.9" calcext:value-type="float">
            <text:p>204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office:value-type="string" calcext:value-type="string">
            <text:p>ANDed</text:p>
          </table:table-cell>
          <table:table-cell table:style-name="ce1" table:formula="of:=AVERAGE([.E110:.E112])" office:value-type="float" office:value="4.88833333333333" calcext:value-type="float">
            <text:p>4.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30.inv_full_or_empty_ANDed.zip</text:p>
          </table:table-cell>
          <table:table-cell office:value-type="float" office:value="2" calcext:value-type="float">
            <text:p>2</text:p>
          </table:table-cell>
          <table:table-cell office:value-type="float" office:value="1.142" calcext:value-type="float">
            <text:p>1.142</text:p>
          </table:table-cell>
          <table:table-cell office:value-type="float" office:value="91.178" calcext:value-type="float">
            <text:p>91.178</text:p>
          </table:table-cell>
          <table:table-cell office:value-type="float" office:value="4.912" calcext:value-type="float">
            <text:p>4.912</text:p>
          </table:table-cell>
          <table:table-cell office:value-type="float" office:value="1.15" calcext:value-type="float">
            <text:p>1.15</text:p>
          </table:table-cell>
          <table:table-cell office:value-type="float" office:value="169.24" calcext:value-type="float">
            <text:p>169.24</text:p>
          </table:table-cell>
          <table:table-cell office:value-type="float" office:value="18234" calcext:value-type="float">
            <text:p>18234</text:p>
          </table:table-cell>
          <table:table-cell office:value-type="float" office:value="89564.889" calcext:value-type="float">
            <text:p>89564.889</text:p>
          </table:table-cell>
          <table:table-cell office:value-type="float" office:value="203.5" calcext:value-type="float">
            <text:p>203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est-000030.inv_full_or_empty_ANDed.zip</text:p>
          </table:table-cell>
          <table:table-cell office:value-type="float" office:value="3" calcext:value-type="float">
            <text:p>3</text:p>
          </table:table-cell>
          <table:table-cell office:value-type="float" office:value="1.131" calcext:value-type="float">
            <text:p>1.131</text:p>
          </table:table-cell>
          <table:table-cell office:value-type="float" office:value="90.476" calcext:value-type="float">
            <text:p>90.476</text:p>
          </table:table-cell>
          <table:table-cell office:value-type="float" office:value="4.874" calcext:value-type="float">
            <text:p>4.874</text:p>
          </table:table-cell>
          <table:table-cell office:value-type="float" office:value="1.149" calcext:value-type="float">
            <text:p>1.149</text:p>
          </table:table-cell>
          <table:table-cell office:value-type="float" office:value="168.823" calcext:value-type="float">
            <text:p>168.823</text:p>
          </table:table-cell>
          <table:table-cell office:value-type="float" office:value="18234" calcext:value-type="float">
            <text:p>18234</text:p>
          </table:table-cell>
          <table:table-cell office:value-type="float" office:value="88878.214" calcext:value-type="float">
            <text:p>88878.214</text:p>
          </table:table-cell>
          <table:table-cell office:value-type="float" office:value="205.1" calcext:value-type="float">
            <text:p>205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est-000030.inv_full_or_empty.zip</text:p>
          </table:table-cell>
          <table:table-cell office:value-type="float" office:value="1" calcext:value-type="float">
            <text:p>1</text:p>
          </table:table-cell>
          <table:table-cell office:value-type="float" office:value="1.154" calcext:value-type="float">
            <text:p>1.154</text:p>
          </table:table-cell>
          <table:table-cell office:value-type="float" office:value="93.638" calcext:value-type="float">
            <text:p>93.638</text:p>
          </table:table-cell>
          <table:table-cell office:value-type="float" office:value="5.047" calcext:value-type="float">
            <text:p>5.047</text:p>
          </table:table-cell>
          <table:table-cell office:value-type="float" office:value="3.192" calcext:value-type="float">
            <text:p>3.192</text:p>
          </table:table-cell>
          <table:table-cell office:value-type="float" office:value="21.31" calcext:value-type="float">
            <text:p>21.31</text:p>
          </table:table-cell>
          <table:table-cell office:value-type="float" office:value="18234" calcext:value-type="float">
            <text:p>18234</text:p>
          </table:table-cell>
          <table:table-cell office:value-type="float" office:value="92020.05" calcext:value-type="float">
            <text:p>92020.05</text:p>
          </table:table-cell>
          <table:table-cell office:value-type="float" office:value="198.1" calcext:value-type="float">
            <text:p>198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office:value-type="string" calcext:value-type="string">
            <text:p>Full/Empty</text:p>
          </table:table-cell>
          <table:table-cell table:style-name="ce1" table:formula="of:=AVERAGE([.E113:.E115])" office:value-type="float" office:value="5.01866666666667" calcext:value-type="float">
            <text:p>5.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30.inv_full_or_empty.zip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93.02" calcext:value-type="float">
            <text:p>93.02</text:p>
          </table:table-cell>
          <table:table-cell office:value-type="float" office:value="5.013" calcext:value-type="float">
            <text:p>5.013</text:p>
          </table:table-cell>
          <table:table-cell office:value-type="float" office:value="3.167" calcext:value-type="float">
            <text:p>3.167</text:p>
          </table:table-cell>
          <table:table-cell office:value-type="float" office:value="21.288" calcext:value-type="float">
            <text:p>21.288</text:p>
          </table:table-cell>
          <table:table-cell office:value-type="float" office:value="18234" calcext:value-type="float">
            <text:p>18234</text:p>
          </table:table-cell>
          <table:table-cell office:value-type="float" office:value="91411.119" calcext:value-type="float">
            <text:p>91411.119</text:p>
          </table:table-cell>
          <table:table-cell office:value-type="float" office:value="199.4" calcext:value-type="float">
            <text:p>199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est-000030.inv_full_or_empty.zip</text:p>
          </table:table-cell>
          <table:table-cell office:value-type="float" office:value="3" calcext:value-type="float">
            <text:p>3</text:p>
          </table:table-cell>
          <table:table-cell office:value-type="float" office:value="1.151" calcext:value-type="float">
            <text:p>1.151</text:p>
          </table:table-cell>
          <table:table-cell office:value-type="float" office:value="92.704" calcext:value-type="float">
            <text:p>92.704</text:p>
          </table:table-cell>
          <table:table-cell office:value-type="float" office:value="4.996" calcext:value-type="float">
            <text:p>4.996</text:p>
          </table:table-cell>
          <table:table-cell office:value-type="float" office:value="3.15" calcext:value-type="float">
            <text:p>3.15</text:p>
          </table:table-cell>
          <table:table-cell office:value-type="float" office:value="21.239" calcext:value-type="float">
            <text:p>21.239</text:p>
          </table:table-cell>
          <table:table-cell office:value-type="float" office:value="18234" calcext:value-type="float">
            <text:p>18234</text:p>
          </table:table-cell>
          <table:table-cell office:value-type="float" office:value="91091.357" calcext:value-type="float">
            <text:p>91091.357</text:p>
          </table:table-cell>
          <table:table-cell office:value-type="float" office:value="200.1" calcext:value-type="float">
            <text:p>200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est-000030.time_passed_with_unloading.zip</text:p>
          </table:table-cell>
          <table:table-cell office:value-type="float" office:value="1" calcext:value-type="float">
            <text:p>1</text:p>
          </table:table-cell>
          <table:table-cell office:value-type="float" office:value="1.152" calcext:value-type="float">
            <text:p>1.152</text:p>
          </table:table-cell>
          <table:table-cell office:value-type="float" office:value="89.608" calcext:value-type="float">
            <text:p>89.608</text:p>
          </table:table-cell>
          <table:table-cell office:value-type="float" office:value="4.826" calcext:value-type="float">
            <text:p>4.826</text:p>
          </table:table-cell>
          <table:table-cell office:value-type="float" office:value="1.09" calcext:value-type="float">
            <text:p>1.09</text:p>
          </table:table-cell>
          <table:table-cell office:value-type="float" office:value="169.554" calcext:value-type="float">
            <text:p>169.554</text:p>
          </table:table-cell>
          <table:table-cell office:value-type="float" office:value="18234" calcext:value-type="float">
            <text:p>18234</text:p>
          </table:table-cell>
          <table:table-cell office:value-type="float" office:value="87992.824" calcext:value-type="float">
            <text:p>87992.824</text:p>
          </table:table-cell>
          <table:table-cell office:value-type="float" office:value="207.2" calcext:value-type="float">
            <text:p>207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office:value-type="string" calcext:value-type="string">
            <text:p>Time passed</text:p>
          </table:table-cell>
          <table:table-cell table:style-name="ce1" table:formula="of:=AVERAGE([.E116:.E118])" office:value-type="float" office:value="4.82166666666667" calcext:value-type="float">
            <text:p>4.8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30.time_passed_with_unloading.zip</text:p>
          </table:table-cell>
          <table:table-cell office:value-type="float" office:value="2" calcext:value-type="float">
            <text:p>2</text:p>
          </table:table-cell>
          <table:table-cell office:value-type="float" office:value="1.155" calcext:value-type="float">
            <text:p>1.155</text:p>
          </table:table-cell>
          <table:table-cell office:value-type="float" office:value="89.431" calcext:value-type="float">
            <text:p>89.431</text:p>
          </table:table-cell>
          <table:table-cell office:value-type="float" office:value="4.816" calcext:value-type="float">
            <text:p>4.816</text:p>
          </table:table-cell>
          <table:table-cell office:value-type="float" office:value="1.091" calcext:value-type="float">
            <text:p>1.091</text:p>
          </table:table-cell>
          <table:table-cell office:value-type="float" office:value="169.631" calcext:value-type="float">
            <text:p>169.631</text:p>
          </table:table-cell>
          <table:table-cell office:value-type="float" office:value="18234" calcext:value-type="float">
            <text:p>18234</text:p>
          </table:table-cell>
          <table:table-cell office:value-type="float" office:value="87813.89" calcext:value-type="float">
            <text:p>87813.89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-000030.time_passed_with_unloading.zip</text:p>
          </table:table-cell>
          <table:table-cell office:value-type="float" office:value="3" calcext:value-type="float">
            <text:p>3</text:p>
          </table:table-cell>
          <table:table-cell office:value-type="float" office:value="1.157" calcext:value-type="float">
            <text:p>1.157</text:p>
          </table:table-cell>
          <table:table-cell office:value-type="float" office:value="89.558" calcext:value-type="float">
            <text:p>89.558</text:p>
          </table:table-cell>
          <table:table-cell office:value-type="float" office:value="4.823" calcext:value-type="float">
            <text:p>4.823</text:p>
          </table:table-cell>
          <table:table-cell office:value-type="float" office:value="1.097" calcext:value-type="float">
            <text:p>1.097</text:p>
          </table:table-cell>
          <table:table-cell office:value-type="float" office:value="169.207" calcext:value-type="float">
            <text:p>169.207</text:p>
          </table:table-cell>
          <table:table-cell office:value-type="float" office:value="18234" calcext:value-type="float">
            <text:p>18234</text:p>
          </table:table-cell>
          <table:table-cell office:value-type="float" office:value="87936.871" calcext:value-type="float">
            <text:p>87936.871</text:p>
          </table:table-cell>
          <table:table-cell office:value-type="float" office:value="207.3" calcext:value-type="float">
            <text:p>207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7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ANDed</text:p>
          </table:table-cell>
          <table:table-cell table:style-name="ce1" office:value-type="float" office:value="4.88833333333333" calcext:value-type="float">
            <text:p>4.88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Full/Empty</text:p>
          </table:table-cell>
          <table:table-cell table:style-name="ce1" office:value-type="float" office:value="5.01866666666667" calcext:value-type="float">
            <text:p>5.01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Time passed</text:p>
          </table:table-cell>
          <table:table-cell table:style-name="ce1" office:value-type="float" office:value="4.82166666666667" calcext:value-type="float">
            <text:p>4.82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L147:Sheet1.M1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9:16:01.945265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21:17.599715206</meta:creation-date>
    <dc:date>2019-02-14T19:48:39.411719024</dc:date>
    <meta:editing-duration>PT2H20M30S</meta:editing-duration>
    <meta:editing-cycles>10</meta:editing-cycles>
    <meta:generator>LibreOffice/6.2.0.3$Linux_X86_64 LibreOffice_project/20$Build-3</meta:generator>
    <meta:document-statistic meta:table-count="1" meta:cell-count="59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monospace" style:font-style-name="Regular" style:font-pitch="fixed" fo:font-size="13pt" style:font-size-asian="13pt" style:font-size-complex="13pt"/>
    </style:style>
    <style:style style:name="ch3" style:family="chart">
      <style:chart-properties style:rotation-angle="0"/>
      <style:text-properties fo:font-family="'Bitstream Vera Sans'" style:font-style-name="Roman"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'" style:font-style-name="Roman" fo:font-size="10pt" style:font-size-asian="10pt" style:font-size-complex="10pt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4586" dr3d:edge-rounding="5%"/>
      <style:text-properties fo:color="#ffffff" fo:font-family="monospace" style:font-style-name="Regular" style:font-pitch="fixed"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5cm" svg:height="15.201cm" xlink:href=".." xlink:type="simple" chart:class="chart:bar" chart:style-name="ch1">
        <chart:title svg:x="8.804cm" svg:y="0.285cm" chart:style-name="ch2">
          <text:p>ms per tick by train wait condition</text:p>
        </chart:title>
        <chart:subtitle svg:x="12.018cm" svg:y="1.045cm" chart:style-name="ch3">
          <text:p>lower is better</text:p>
        </chart:subtitle>
        <chart:plot-area chart:style-name="ch4" table:cell-range-address="Sheet1.J23:Sheet1.K25" chart:data-source-has-labels="column" svg:x="0.539cm" svg:y="1.804cm" svg:width="25.944cm" svg:height="13.093cm">
          <chartooo:coordinate-region svg:x="5.817cm" svg:y="1.804cm" svg:width="20.135cm" svg:height="12.446cm"/>
          <chart:axis chart:dimension="x" chart:name="primary-x" chart:style-name="ch5" chartooo:axis-type="auto">
            <chartooo:date-scale/>
            <chart:categories table:cell-range-address="Sheet1.J23:Sheet1.J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K23:Sheet1.K2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Time passed</text:p>
                <draw:g>
                  <svg:desc>Sheet1.J23:Sheet1.J25</svg:desc>
                </draw:g>
              </table:table-cell>
              <table:table-cell office:value-type="float" office:value="1.47833333333333">
                <text:p>1.47833333333333</text:p>
                <draw:g>
                  <svg:desc>Sheet1.K23:Sheet1.K25</svg:desc>
                </draw:g>
              </table:table-cell>
            </table:table-row>
            <table:table-row>
              <table:table-cell office:value-type="string">
                <text:p>Time passed AND Item count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Item count AND Time passed</text:p>
              </table:table-cell>
              <table:table-cell office:value-type="float" office:value="3.72166666666667">
                <text:p>3.721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Bitstream Vera Sans'" style:font-style-name="Roman" fo:font-size="14pt" style:font-size-asian="13pt" style:font-size-complex="13pt"/>
    </style:style>
    <style:style style:name="ch3" style:family="chart">
      <style:chart-properties style:rotation-angle="0"/>
      <style:text-properties fo:font-family="'Bitstream Vera Sans'" style:font-style-name="Roman" fo:font-size="12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1pt" style:font-size-asian="10pt" style:font-size-complex="10pt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'" style:font-style-name="Roman" fo:font-size="11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4586" dr3d:edge-rounding="5%"/>
      <style:text-properties fo:color="#ffffff" fo:font-family="'Bitstream Vera Sans'" style:font-style-name="Roman" fo:font-size="12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82cm" svg:height="15.405cm" xlink:href=".." xlink:type="simple" chart:class="chart:bar" chart:style-name="ch1">
        <chart:title svg:x="7.105cm" svg:y="0.211cm" chart:style-name="ch2">
          <text:p>Fluid and Item Count wait conditions ms per tick</text:p>
        </chart:title>
        <chart:subtitle svg:x="11.593cm" svg:y="1.233cm" chart:style-name="ch3">
          <text:p>lower is better</text:p>
        </chart:subtitle>
        <chart:plot-area chart:style-name="ch4" table:cell-range-address="Sheet1.Q64:Sheet1.S68" chart:data-source-has-labels="both" svg:x="0.792cm" svg:y="2.024cm" svg:width="24.956cm" svg:height="13.001cm">
          <chartooo:coordinate-region svg:x="3.677cm" svg:y="2.024cm" svg:width="21.474cm" svg:height="12.275cm"/>
          <chart:axis chart:dimension="x" chart:name="primary-x" chart:style-name="ch5" chartooo:axis-type="auto">
            <chartooo:date-scale/>
            <chart:categories table:cell-range-address="Sheet1.Q65:Sheet1.R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S65:Sheet1.S68" chart:label-cell-address="Sheet1.S64:Sheet1.S6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</text:p>
                <draw:g>
                  <svg:desc>Sheet1.S64:Sheet1.S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luid Cargo</text:p>
                <text:list>
                  <text:list-item>
                    <text:p>Fluid</text:p>
                  </text:list-item>
                  <text:list-item>
                    <text:p>Cargo</text:p>
                  </text:list-item>
                </text:list>
                <draw:g>
                  <svg:desc>Sheet1.Q65:Sheet1.R68</svg:desc>
                </draw:g>
              </table:table-cell>
              <table:table-cell office:value-type="float" office:value="1.965">
                <text:p>1.965</text:p>
                <draw:g>
                  <svg:desc>Sheet1.S65:Sheet1.S68</svg:desc>
                </draw:g>
              </table:table-cell>
            </table:table-row>
            <table:table-row>
              <table:table-cell office:value-type="string">
                <text:p>Fluid Fluid</text:p>
                <text:list>
                  <text:list-item>
                    <text:p/>
                  </text:list-item>
                  <text:list-item>
                    <text:p>Fluid</text:p>
                  </text:list-item>
                </text:list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Item Fluid</text:p>
                <text:list>
                  <text:list-item>
                    <text:p>Item</text:p>
                  </text:list-item>
                  <text:list-item>
                    <text:p>Fluid</text:p>
                  </text:list-item>
                </text:list>
              </table:table-cell>
              <table:table-cell office:value-type="float" office:value="2.024">
                <text:p>2.024</text:p>
              </table:table-cell>
            </table:table-row>
            <table:table-row>
              <table:table-cell office:value-type="string">
                <text:p>Item Cargo</text:p>
                <text:list>
                  <text:list-item>
                    <text:p/>
                  </text:list-item>
                  <text:list-item>
                    <text:p>Cargo</text:p>
                  </text:list-item>
                </text:list>
              </table:table-cell>
              <table:table-cell office:value-type="float" office:value="3.75133333333333">
                <text:p>3.751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ans'" style:font-style-name="Roman" fo:font-size="14pt" style:font-size-asian="13pt" style:font-size-complex="13pt"/>
    </style:style>
    <style:style style:name="ch3" style:family="chart">
      <style:chart-properties style:rotation-angle="0"/>
      <style:text-properties fo:font-family="monospace" style:font-style-name="Regular" style:font-pitch="fixed"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6" style:family="chart" style:data-style-name="N121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'" style:font-style-name="Roman"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4586" dr3d:edge-rounding="5%"/>
      <style:text-properties fo:color="#ffffff" fo:font-family="'Bitstream Vera Sans'" style:font-style-name="Roman" fo:font-size="12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529cm" svg:height="16.609cm" xlink:href=".." xlink:type="simple" chart:class="chart:bar" chart:style-name="ch1">
        <chart:title svg:x="5.626cm" svg:y="0.467cm" chart:style-name="ch2">
          <text:p>ms per tick with leading time passed wait condition that never satisifies</text:p>
        </chart:title>
        <chart:subtitle svg:x="12.854cm" svg:y="1.281cm" chart:style-name="ch3">
          <text:p>lower is better</text:p>
        </chart:subtitle>
        <chart:plot-area chart:style-name="ch4" table:cell-range-address="Sheet1.K98:Sheet1.L99" chart:data-source-has-labels="column" svg:x="0.294cm" svg:y="2.145cm" svg:width="28.816cm" svg:height="14.235cm">
          <chartooo:coordinate-region svg:x="6.895cm" svg:y="2.145cm" svg:width="21.618cm" svg:height="13.482cm"/>
          <chart:axis chart:dimension="x" chart:name="primary-x" chart:style-name="ch5" chartooo:axis-type="auto">
            <chartooo:date-scale/>
            <chart:categories table:cell-range-address="Sheet1.K98:Sheet1.K9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L98:Sheet1.L9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Time passed + Item count</text:p>
                <draw:g>
                  <svg:desc>Sheet1.K98:Sheet1.K99</svg:desc>
                </draw:g>
              </table:table-cell>
              <table:table-cell office:value-type="float" office:value="0.827666666666667">
                <text:p>0.827666666666667</text:p>
                <draw:g>
                  <svg:desc>Sheet1.L98:Sheet1.L99</svg:desc>
                </draw:g>
              </table:table-cell>
            </table:table-row>
            <table:table-row>
              <table:table-cell office:value-type="string">
                <text:p>Time passed</text:p>
              </table:table-cell>
              <table:table-cell office:value-type="float" office:value="0.784333333333333">
                <text:p>0.784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monospace" style:font-style-name="Regular" style:font-pitch="fixed" fo:font-size="14pt" style:font-size-asian="13pt" style:font-size-complex="13pt"/>
    </style:style>
    <style:style style:name="ch3" style:family="chart">
      <style:chart-properties style:rotation-angle="0"/>
      <style:text-properties fo:font-family="'Bitstream Vera Sans'" style:font-style-name="Roman"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'" style:font-style-name="Roman" fo:font-size="12pt" style:font-size-asian="10pt" style:font-size-complex="10pt"/>
    </style:style>
    <style:style style:name="ch6" style:family="chart" style:data-style-name="N121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4586" dr3d:edge-rounding="5%"/>
      <style:text-properties fo:color="#ffffff" fo:font-family="monospace" style:font-style-name="Regular" style:font-pitch="fixed"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119cm" svg:height="15.816cm" xlink:href=".." xlink:type="simple" chart:class="chart:bar" chart:style-name="ch1">
        <chart:title svg:x="9.162cm" svg:y="0.297cm" chart:style-name="ch2">
          <text:p>ms per tick by train wait condition</text:p>
        </chart:title>
        <chart:subtitle svg:x="12.506cm" svg:y="1.087cm" chart:style-name="ch3">
          <text:p>lower is better</text:p>
        </chart:subtitle>
        <chart:plot-area chart:style-name="ch4" table:cell-range-address="Sheet1.L126:Sheet1.M128" chart:data-source-has-labels="column" svg:x="1.442cm" svg:y="1.876cm" svg:width="26.089cm" svg:height="13.595cm">
          <chartooo:coordinate-region svg:x="4.365cm" svg:y="1.876cm" svg:width="22.635cm" svg:height="12.948cm"/>
          <chart:axis chart:dimension="x" chart:name="primary-x" chart:style-name="ch5" chartooo:axis-type="auto">
            <chartooo:date-scale/>
            <chart:categories table:cell-range-address="Sheet1.L126:Sheet1.L1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126:Sheet1.M128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NDed</text:p>
                <draw:g>
                  <svg:desc>Sheet1.L126:Sheet1.L128</svg:desc>
                </draw:g>
              </table:table-cell>
              <table:table-cell office:value-type="float" office:value="4.88833333333333">
                <text:p>4.88833333333333</text:p>
                <draw:g>
                  <svg:desc>Sheet1.M126:Sheet1.M128</svg:desc>
                </draw:g>
              </table:table-cell>
            </table:table-row>
            <table:table-row>
              <table:table-cell office:value-type="string">
                <text:p>Full/Empty</text:p>
              </table:table-cell>
              <table:table-cell office:value-type="float" office:value="5.01866666666667">
                <text:p>5.01866666666667</text:p>
              </table:table-cell>
            </table:table-row>
            <table:table-row>
              <table:table-cell office:value-type="string">
                <text:p>Time passed</text:p>
              </table:table-cell>
              <table:table-cell office:value-type="float" office:value="4.82166666666667">
                <text:p>4.821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